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 4</text:p>
      <text:p text:style-name="Standard"/>
      <text:p text:style-name="Standard">4.1</text:p>
      <text:p text:style-name="Standard">-array- a named list of something, arrays can hold multiple its of information</text:p>
      <text:p text:style-name="Standard">-previously we populated info with a string, now we can do it with elements in a list</text:p>
      <text:p text:style-name="Standard"/>
      <text:p text:style-name="Standard">(from example sheet)</text:p>
      <text:p text:style-name="Standard">-an array is a named list, conceptually it is formatted like this:</text:p>
      <text:p text:style-name="Standard">myTransactions = ('firstitem', 'seconditem', 'thirditem')</text:p>
      <text:p text:style-name="Standard">where firstitem etc. are all call elements</text:p>
      <text:p text:style-name="Standard">-note: these element values are made up and could be called anything ie. MyTransacrions = ('myfood', 'mygas', 'mycar')</text:p>
      <text:p text:style-name="Standard">-element- each item within a list</text:p>
      <text:p text:style-name="Standard">-each element in an array can be referenced with an index position number, starting with 0 for the first element</text:p>
      <text:p text:style-name="Standard">-so myTransactions[1] is equal to 'seconditem', for example</text:p>
      <text:p text:style-name="Standard"/>
      <text:p text:style-name="Standard">-example array:</text:p>
      <text:p text:style-name="Standard">var cars = new Array(“Saab”, “Volvo”, “BMW”);</text:p>
      <text:p text:style-name="Standard"/>
      <text:p text:style-name="Standard">-can change an element in an array similar to python by doing:</text:p>
      <text:p text:style-name="Standard">cars[0] = “Opel”;</text:p>
      <text:p text:style-name="Standard">to override it</text:p>
      <text:p text:style-name="Standard"/>
      <text:p text:style-name="Standard">var myTransactions; //global</text:p>
      <text:p text:style-name="Standard">//we're going to create an array and hold in myTransactions</text:p>
      <text:p text:style-name="Standard">//value is global because we need it to build each iteration without being lost</text:p>
      <text:p text:style-name="Standard"/>
      <text:p text:style-name="Standard">var $ = function (id) {</text:p>
      <text:p text:style-name="Standard"><text:tab/>return document.getElementById(id);</text:p>
      <text:p text:style-name="Standard">}</text:p>
      <text:p text:style-name="Standard"/>
      <text:p text:style-name="Standard">var processInfo = function()</text:p>
      <text:p text:style-name="Standard">{</text:p>
      <text:p text:style-name="Standard"><text:tab/>//this clears out previous info used before</text:p>
      <text:p text:style-name="Standard"><text:tab/>var myTranStr = “”;</text:p>
      <text:p text:style-name="Standard"><text:tab/>var myTran = “”;</text:p>
      <text:p text:style-name="Standard"/>
      <text:p text:style-name="Standard"><text:tab/>//these save the values as variables</text:p>
      <text:p text:style-name="Standard"><text:tab/>var myItem = $(“item”).value;</text:p>
      <text:p text:style-name="Standard"><text:tab/>var myAmount = $(“amount”).value;</text:p>
      <text:p text:style-name="Standard"/>
      <text:p text:style-name="Standard"><text:tab/>//concatenating the variables</text:p>
      <text:p text:style-name="Standard"><text:tab/>var myTran = myItem + “;” myAmount;</text:p>
      <text:p text:style-name="Standard"/>
      <text:p text:style-name="Standard"><text:tab/>//myTran is going to be put into the array</text:p>
      <text:p text:style-name="Standard"><text:tab/>//we are using the .length method </text:p>
      <text:p text:style-name="Standard"><text:tab/>myTransactions[myTransactions.length] = myTran;</text:p>
      <text:p text:style-name="Standard"/>
      <text:p text:style-name="Standard"><text:soft-page-break/></text:p>
      <text:p text:style-name="Standard"><text:tab/>//for in loop, these only work with arrays</text:p>
      <text:p text:style-name="Standard"><text:tab/>//the in will not work if it's not an array</text:p>
      <text:p text:style-name="Standard"><text:tab/>for(index in myTransactions)</text:p>
      <text:p text:style-name="Standard"><text:tab/>{</text:p>
      <text:p text:style-name="Standard"><text:tab/><text:tab/>myTranStr += myTransactions[index] + “&lt;br&gt;”;</text:p>
      <text:p text:style-name="Standard"><text:tab/>}</text:p>
      <text:p text:style-name="Standard"/>
      <text:p text:style-name="Standard"><text:tab/>$(“msg”).innerHTML = myTranStr;</text:p>
      <text:p text:style-name="Standard"/>
      <text:p text:style-name="Standard"><text:tab/>$(“item”).value = “”;</text:p>
      <text:p text:style-name="Standard"><text:tab/>$(“amount”).value = “”;</text:p>
      <text:p text:style-name="Standard">}</text:p>
      <text:p text:style-name="Standard"/>
      <text:p text:style-name="Standard">window.onload = function () {</text:p>
      <text:p text:style-name="Standard"><text:tab/>$(“addbutton”).onclick = processInfo;</text:p>
      <text:p text:style-name="Standard"><text:tab/>myTransactions = new Array();</text:p>
      <text:p text:style-name="Standard"><text:tab/>//here is where we actually create the array</text:p>
      <text:p text:style-name="Standard"><text:tab/>//new Array(); goes here so it happens when you click</text:p>
      <text:p text:style-name="P1">}</text:p>
      <text:p text:style-name="Standard"/>
      <text:p text:style-name="Standard"/>
      <text:p text:style-name="Standard">4.2</text:p>
      <text:p text:style-name="Standard">Example 1:</text:p>
      <text:p text:style-name="Standard">var $ = function (id) {</text:p>
      <text:p text:style-name="Standard"><text:tab/>return document.getElementById(id);</text:p>
      <text:p text:style-name="Standard">}</text:p>
      <text:p text:style-name="Standard"/>
      <text:p text:style-name="Standard">var processInfo = function()</text:p>
      <text:p text:style-name="Standard">{</text:p>
      <text:p text:style-name="Standard"><text:tab/>var myTranStr = “”;</text:p>
      <text:p text:style-name="Standard"><text:tab/>var myTran = “”;</text:p>
      <text:p text:style-name="Standard"/>
      <text:p text:style-name="Standard"><text:tab/>var myItem = $(“item”).value;</text:p>
      <text:p text:style-name="Standard"><text:tab/>var myAmount = $(“amount”).value;</text:p>
      <text:p text:style-name="Standard"/>
      <text:p text:style-name="Standard"><text:tab/>var myTran = myItem + “;” + myAmount;</text:p>
      <text:p text:style-name="Standard"/>
      <text:p text:style-name="Standard"><text:tab/>//using the push function instead of [myTransactions.length] in prev example</text:p>
      <text:p text:style-name="Standard"><text:tab/>//push says “put this as the last element in the array”</text:p>
      <text:p text:style-name="Standard"><text:tab/>myTransactions.push(myTran);</text:p>
      <text:p text:style-name="Standard"/>
      <text:p text:style-name="Standard"><text:tab/>//instead of the loop in the prev example, we're using the join method</text:p>
      <text:p text:style-name="Standard"><text:tab/>//”&lt;br&gt;” is there so it doesn't display in one line in html</text:p>
      <text:p text:style-name="Standard"><text:tab/>//more complicated things may still need the loop</text:p>
      <text:p text:style-name="Standard"><text:tab/>myTranStr = myTransactions.join(“&lt;br&gt;”);</text:p>
      <text:p text:style-name="Standard"/>
      <text:p text:style-name="Standard"><text:tab/>$(“msg”).innerHTML = myTranStr;</text:p>
      <text:p text:style-name="Standard"/>
      <text:p text:style-name="Standard"><text:soft-page-break/><text:tab/>$(“item”).value = “”;</text:p>
      <text:p text:style-name="Standard"><text:tab/>$(“amount”).valoue = “”;</text:p>
      <text:p text:style-name="Standard">}</text:p>
      <text:p text:style-name="Standard"/>
      <text:p text:style-name="Standard">window.onload = function () {</text:p>
      <text:p text:style-name="Standard"><text:tab/>$(“addbutton”).onclick = processInfo;</text:p>
      <text:p text:style-name="Standard"><text:tab/>myTransactions = new Array();</text:p>
      <text:p text:style-name="P1">}</text:p>
      <text:p text:style-name="Standard"/>
      <text:p text:style-name="Standard"/>
      <text:p text:style-name="Standard">Example 2:</text:p>
      <text:p text:style-name="Standard">-using the member class in html, elements having the same class instead of separate ids</text:p>
      <text:p text:style-name="Standard">-we can use that to our advantage and load an array based on that class</text:p>
      <text:p text:style-name="Standard">var myMembersStr = “”;</text:p>
      <text:p text:style-name="Standard"/>
      <text:p text:style-name="Standard">var $ = function (id) {</text:p>
      <text:p text:style-name="Standard"><text:tab/>return document.getElementById(id);</text:p>
      <text:p text:style-name="Standard">}</text:p>
      <text:p text:style-name="Standard"/>
      <text:p text:style-name="Standard">var processNames = function ()</text:p>
      <text:p text:style-name="Standard">{</text:p>
      <text:p text:style-name="Standard"><text:tab/>//getElementsByClassName() will search for a class name in the html</text:p>
      <text:p text:style-name="Standard"><text:tab/>//gets all elements associated with that class name and puts it in a list, myMembers here</text:p>
      <text:p text:style-name="Standard"><text:tab/>//note: this list is NOT an array, though it behaves a lot like it</text:p>
      <text:p text:style-name="Standard"><text:tab/>//this is a node list, meaning you can't run array only functions on it</text:p>
      <text:p text:style-name="Standard"><text:tab/><text:tab/>//ie. For in loops only work with arrays</text:p>
      <text:p text:style-name="Standard"><text:tab/>var myMembers = document.getElementsByClassName('member');</text:p>
      <text:p text:style-name="Standard"/>
      <text:p text:style-name="Standard"><text:tab/>//Wrong Way – myMembers is a nodeList, not an actual aray</text:p>
      <text:p text:style-name="Standard"><text:tab/>//for(index in myMembers_</text:p>
      <text:p text:style-name="Standard"><text:tab/>//{</text:p>
      <text:p text:style-name="Standard"><text:tab/>//<text:tab/>myMembersStr += myMembers[index].value + “&lt;br&gt;”;</text:p>
      <text:p text:style-name="Standard"><text:tab/>//}</text:p>
      <text:p text:style-name="Standard"/>
      <text:p text:style-name="Standard"><text:tab/>//Right Way – nodeLists have elements and index positions like an Array</text:p>
      <text:p text:style-name="Standard"><text:tab/>var myMymbersArray = new Array();</text:p>
      <text:p text:style-name="Standard"/>
      <text:p text:style-name="Standard"><text:tab/>//this is a regular for loop, not a for in loop</text:p>
      <text:p text:style-name="Standard"><text:tab/><text:tab/>//this will still work</text:p>
      <text:p text:style-name="Standard"><text:tab/>//length of the list in this defining statement still works with a nodeList</text:p>
      <text:p text:style-name="Standard"><text:tab/>for(cntr = 0; cntr &lt; myMembers.length; cntr++)</text:p>
      <text:p text:style-name="Standard"><text:tab/>{</text:p>
      <text:p text:style-name="Standard"><text:tab/><text:tab/>myMembersArray[cntr] = myMembers[cntr].value;</text:p>
      <text:p text:style-name="Standard"><text:tab/>}</text:p>
      <text:p text:style-name="Standard"/>
      <text:p text:style-name="Standard"><text:tab/>//in order to get sort() to work, we have to essentially convert the nodeList to an array</text:p>
      <text:p text:style-name="Standard"><text:tab/>myMembersArray.sort();</text:p>
      <text:p text:style-name="Standard"/>
      <text:p text:style-name="Standard"><text:tab/>myMembersStr = myMembersArray.join(“&lt;br&gt;”);</text:p>
      <text:p text:style-name="Standard"><text:soft-page-break/></text:p>
      <text:p text:style-name="Standard"><text:tab/>$(“msg”).innerHTML = myMembersStr;</text:p>
      <text:p text:style-name="Standard">}</text:p>
      <text:p text:style-name="Standard"/>
      <text:p text:style-name="Standard">window.onload = function ()</text:p>
      <text:p text:style-name="Standard">{</text:p>
      <text:p text:style-name="Standard"><text:tab/>$(“mybutton”).onclick = processNames; <text:s/>//remember no ()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8T15:13:23.51</meta:creation-date>
    <meta:generator>OpenOffice/4.1.7$Win32 OpenOffice.org_project/417m1$Build-9800</meta:generator>
    <dc:date>2020-10-08T16:22:31.60</dc:date>
    <meta:editing-duration>PT1H8M57S</meta:editing-duration>
    <meta:editing-cycles>24</meta:editing-cycles>
    <meta:document-statistic meta:table-count="0" meta:image-count="0" meta:object-count="0" meta:page-count="4" meta:paragraph-count="117" meta:word-count="661" meta:character-count="4161"/>
  </office:meta>
</office:document-meta>
</file>